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>
      <style:paragraph-properties fo:line-height="75%">
        <style:tab-stops/>
      </style:paragraph-properties>
    </style:style>
    <style:style style:name="P2" style:family="paragraph">
      <loext:graphic-properties draw:fill="none" draw:fill-color="#ffffff"/>
      <style:paragraph-properties fo:line-height="75%">
        <style:tab-stops/>
      </style:paragraph-properties>
      <style:text-properties fo:font-size="11pt" fo:font-weight="normal" style:font-name-asian="メイリオ" style:font-size-asian="11pt" style:font-weight-asian="normal" style:font-size-complex="11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line-height="75%" fo:text-align="center">
        <style:tab-stops/>
      </style:paragraph-properties>
      <style:text-properties fo:font-size="18pt" style:text-underline-style="solid" style:text-underline-width="auto" style:text-underline-color="font-color" fo:font-weight="bold" style:font-name-asian="メイリオ" style:font-size-asian="18pt" style:font-weight-asian="bold" style:font-size-complex="18pt" style:font-weight-complex="bold"/>
    </style:style>
    <style:style style:name="T1" style:family="text">
      <style:text-properties fo:font-size="11pt" fo:font-weight="normal" style:font-name-asian="メイリオ" style:font-size-asian="11pt" style:font-weight-asian="normal" style:font-size-complex="11pt" style:font-weight-complex="normal"/>
    </style:style>
    <style:style style:name="T2" style:family="text">
      <style:text-properties fo:font-size="18pt" style:text-underline-style="solid" style:text-underline-width="auto" style:text-underline-color="font-color" fo:font-weight="bold" style:font-name-asian="メイリオ" style:font-size-asian="18pt" style:font-weight-asian="bold" style:font-size-complex="18pt" style:font-weight-complex="bold"/>
    </style:style>
    <style:style style:name="gr1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シェイプ1" draw:style-name="gr1" draw:text-style-name="P2" svg:width="2.991cm" svg:height="0.981cm" svg:x="-0.43cm" svg:y="0.011cm"><draw:text-box><text:p text:style-name="P1"><text:span text:style-name="T1">コビー厳禁</text:span></text:p><text:p text:style-name="P1"><text:span text:style-name="T1">顧客配布厳禁</text:span></text:p></draw:text-box></draw:frame><draw:frame text:anchor-type="paragraph" draw:z-index="1" draw:name="シェイプ1" draw:style-name="gr2" draw:text-style-name="P4" svg:width="5.398cm" svg:height="1.033cm" svg:x="6.47cm" svg:y="-0.258cm"><draw:text-box><text:p text:style-name="P3"><text:span text:style-name="T2">加入契約一覽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cm" style:num-format="1" style:print-orientation="landscape" fo:margin-top="1cm" fo:margin-bottom="0.04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8:18:28.001000000</meta:creation-date>
    <meta:editing-duration>PT1M17S</meta:editing-duration>
    <meta:editing-cycles>2</meta:editing-cycles>
    <meta:generator>LibreOffice/6.2.1.2$Windows_X86_64 LibreOffice_project/7bcb35dc3024a62dea0caee87020152d1ee96e71</meta:generator>
    <dc:date>2019-03-22T18:19:45.303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